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4947f" officeooo:paragraph-rsid="0014947f"/>
    </style:style>
    <style:style style:name="P2" style:family="paragraph" style:parent-style-name="Standard">
      <style:paragraph-properties fo:text-align="center" style:justify-single-word="false"/>
      <style:text-properties officeooo:rsid="0014947f" officeooo:paragraph-rsid="0014947f"/>
    </style:style>
    <style:style style:name="P3" style:family="paragraph" style:parent-style-name="Standard">
      <style:text-properties officeooo:rsid="0018bcbe" officeooo:paragraph-rsid="0018bc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e3d5" style:font-weight-asian="bold" style:font-weight-complex="bold"/>
    </style:style>
    <style:style style:name="T3" style:family="text">
      <style:text-properties officeooo:rsid="0019a65d"/>
    </style:style>
    <style:style style:name="T4" style:family="text">
      <style:text-properties officeooo:rsid="001a6e9b"/>
    </style:style>
    <style:style style:name="T5" style:family="text">
      <style:text-properties officeooo:rsid="001ae3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vid Holmes</text:p>
      <text:p text:style-name="P2">310 East Forest Drive</text:p>
      <text:p text:style-name="P2">Raleigh, NC 27605</text:p>
      <text:p text:style-name="P2">(919) 880-8589</text:p>
      <text:p text:style-name="P2">david.geo.holmes@gmail.com</text:p>
      <text:p text:style-name="P2"/>
      <text:p text:style-name="P1">PROFESSIONAL GOALS</text:p>
      <text:p text:style-name="P1"><text:tab/>Teach physics at the High School or College level.</text:p>
      <text:p text:style-name="P1"><text:tab/>Modernize physics curriculum.</text:p>
      <text:p text:style-name="P1"><text:tab/>Apply computing to education generally, and physics in particular.</text:p>
      <text:p text:style-name="P1"/>
      <text:p text:style-name="P1">FORMAL EDUCATION</text:p>
      <text:p text:style-name="P1"><text:tab/><text:span text:style-name="T1">First Class Bachelor of Arts in Natural Science Physics from University of Oxford</text:span> with specializations in Theoretical Physics, and Modern Optics and Laser Physics. The Oxford University program is a 3-year course based on a tutorial system with an emphasis on Mathematical Physics. My practical work was singled out for special praise by the examiners.</text:p>
      <text:p text:style-name="P1"/>
      <text:p text:style-name="P1">SELF-DIRECTED AND EXPERIENTIAL LEARNING</text:p>
      <text:p text:style-name="P1"><text:span text:style-name="T1"><text:tab/>Self-taught Software Architect and Computer Programmer.</text:span> I learned to program in a scientific setting at the Royal Signals and Radar Establishment in the U.K. After moving to the United States I founded a software company and have evolved with the changing technologies. I am proficient with low-level languages such as C and C++, scientific/academic languages such as Fortran and Python, and commercial languages such as Java, Scala and JavaScript. I have worked for several large companies including TIBCO, Thomson Reuters and Amplify, as well as having leadership roles in startup companies.</text:p>
      <text:p text:style-name="P1"><text:tab/><text:span text:style-name="T1">Continuing studies in Physics and Mathematics.</text:span> I have always maintained and extended my knowledge and skills in physics with a view to either returning to a more academic setting or teaching and mentoring. A central theme in my studies has been to make the geometrical aspects of physics more explicit through better mathematical notation. This would make it more accessible to a younger audience and accelerate their learning. Examples include Geometric Algebra and Lie Groups. In 2013 I implemented a website that allows the student to create mathematical physics simulations using the Python programming language running in a web browser.</text:p>
      <text:p text:style-name="P1"><text:tab/><text:span text:style-name="T1">Mentoring preparation in AP Physics and High School Mathematics. </text:span>In 2013 I began focused preparation for tutoring students in the traditional High School curriculum, and with attention to the Common Core and Next Generation Science Standards.</text:p>
      <text:p text:style-name="P1"><text:tab/><text:span text:style-name="T1">NCSU Modeling Physics.</text:span> Audited class given by Matt Greenwolfe.</text:p>
      <text:p text:style-name="P1"/>
      <text:p text:style-name="P1">EXPERIENCE</text:p>
      <text:p text:style-name="P1"><text:tab/><text:span text:style-name="T1">Tutoring students at High School and College levels.</text:span> I have tutored students on an ad-hoc basis, usually in some form of crisis situation. I pride myself on my patience with students, born of a belief that they can succeed and my ability to present subjects from multiple perspectives.</text:p>
      <text:p text:style-name="P1"><text:tab/><text:span text:style-name="T1">Citizen Schools volunteer in Durham, NC.</text:span> I <text:span text:style-name="T3">volunteered</text:span> in a Middle School program for "turnaround schools" to teach game programming. The experience involved preparing a course as well as lesson planning, execution <text:span text:style-name="T3">and extra-curricular visits</text:span>. Students presented their games at completion. The underlying idea is to foster engagement. It was very gratifying to work with the students and I enjoyed seeing the thrill they would get as I helped them make links between their mathematical studies and game programming.</text:p>
      <text:p text:style-name="P1"/>
      <text:p text:style-name="P1"/>
      <text:p text:style-name="P1"><text:soft-page-break/><text:span text:style-name="T1"><text:tab/>Architect and developer of on-line Geometry-Zen educational software. </text:span>I have a conviction that programming should be part of the modern day curriculum, not just because it is a 21st-century skill, but for the benefit it has in <text:span text:style-name="T4">fostering the </text:span>learning <text:span text:style-name="T4">of </text:span>mathematical and physical concepts. In 2013 I created a programming environment that allows a student to perform 2- and 3-D simulations using only a web browser. The program uses Python as the user language and was extended so that Geometric Algebra and Units of Measure could be programmed in a natural way. I have used the program with students as young as 9 years-old and it is currently used all over the world.</text:p>
      <text:p text:style-name="P1"><text:tab/><text:span text:style-name="T1">skulpt contributor and Google Summer of Code mentor. </text:span>I am a contributor to the skulpt open source project that is used by universities to teach Python programming in Computer Science. I was recently invited, and have accepted the invitation, to become a mentor on the Google Summer of Code program.</text:p>
      <text:p text:style-name="P1"><text:tab/><text:span text:style-name="T1">Architect </text:span><text:span text:style-name="T2">for (</text:span><text:span text:style-name="T1">Bill and Melinda Gates </text:span><text:span text:style-name="T2">Foundation)</text:span><text:span text:style-name="T1"> K-12 Education Software Platform.</text:span> In 2012 I worked for the educational hardware/software provider Wireless Generation (now Amplify) on the development of a national project to provide a K-12 repository as the foundation for personalized learning. I was an architect and team leader, a<text:span text:style-name="T5">nd was selected as the</text:span> liaison for external standards organizations.</text:p>
      <text:p text:style-name="P1"><text:tab/><text:span text:style-name="T1">Student Pilot, Royal Air Force. </text:span>I was awarded <text:span text:style-name="T5">a gliding and </text:span>flying scholarship <text:span text:style-name="T5">while at school</text:span> and ultimately joined the Royal Air Force. I attended the Officer training at RAF College Cranwell and went on to train as a pilot.</text:p>
      <text:p text:style-name="P1"/>
      <text:p text:style-name="P1">INTERESTS</text:p>
      <text:p text:style-name="P1"><text:tab/><text:span text:style-name="T1">Running, Swimming, Cycling.</text:span> I have competed in Olympic-distance triathlon and ran the Boston Marathon in 2010. I continue to run and swim for fitness and pleasure.</text:p>
      <text:p text:style-name="P1"><text:s text:c="4"/><text:tab/><text:span text:style-name="T1">Theoretical Physics. </text:span>Whenever I have free time I study physics. I occasionally read historical accounts and find them very valuable, but mostly like to learn new theories and mathematical techniques.</text:p>
      <text:p text:style-name="P1"/>
      <text:p text:style-name="P3">REFERENCES</text:p>
      <text:p text:style-name="P3"><text:tab/><text:span text:style-name="T1">Steven Peha. </text:span>A independent educational consultant and colleague on the Bill and Melinda Gates K-12 Educational Software Platform.</text:p>
      <text:p text:style-name="P3"><text:tab/><text:span text:style-name="T1">Kimberley Swoboda.</text:span> A teacher in the Durham school system. Kimberley was my co-teacher and mentor in the Citizen Schools program.</text:p>
      <text:p text:style-name="P3"><text:tab/><text:span text:style-name="T1">Dorothea Erxleben.</text:span> A student at NCSU that I helped with Classical Mechanics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olmes</meta:initial-creator>
    <meta:creation-date>2014-02-26T14:56:46.419374099</meta:creation-date>
    <meta:generator>LibreOffice/4.1.3.2$Linux_X86_64 LibreOffice_project/410m0$Build-2</meta:generator>
    <dc:date>2014-02-26T15:28:38.378325351</dc:date>
    <dc:creator>David Holmes</dc:creator>
    <meta:editing-duration>PT18M20S</meta:editing-duration>
    <meta:editing-cycles>7</meta:editing-cycles>
    <meta:document-statistic meta:table-count="0" meta:image-count="0" meta:object-count="0" meta:page-count="2" meta:paragraph-count="30" meta:word-count="831" meta:character-count="5351" meta:non-whitespace-character-count="4515"/>
  </office:meta>
</office:document-meta>
</file>